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JspCompilerAdapter.addArg( CommandlineJava cmd , String argu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JspCompilerAdapter.addArg( CommandlineJava cmd , String argument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JspCompilerAdapter.getJsp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spCompilerAdapter.getPro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spCompilerAdapter.logAndAddFilesToCompile( JspC jspc , Vector compileList , CommandlineJava cm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JspCompilerAdapter.addArg( CommandlineJava cmd , String argument ,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JspCompilerAdapter.setJspc( JspC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spCompilerAdapter.implementsOwnDependencyCheck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